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6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5.24cm">
          <text:p text:style-name="P4"/>
        </draw:line>
        <draw:frame draw:style-name="gr3" draw:text-style-name="P5" draw:layer="layout" svg:width="5.08cm" svg:height="7.361cm" svg:x="0.635cm" svg:y="8.255cm">
          <draw:text-box>
            <text:p text:style-name="P4"><text:span text:style-name="T2"><text:s/></text:span><text:span text:style-name="T2"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+ <text:s/>- <text:s/>/ <text:s/>// <text:s/>*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Seconds</text:span></text:p>
            <text:p text:style-name="P4"><text:span text:style-name="T2">addWeeks</text:span></text:p>
            <text:p text:style-name="P4"><text:span text:style-name="T2">compareTo</text:span></text:p>
            <text:p text:style-name="P4"><text:span text:style-name="T2">days</text:span></text:p>
            <text:p text:style-name="P4"><text:span text:style-name="T2">duration</text:span></text:p>
            <text:p text:style-name="P4"><text:span text:style-name="T2">fromStringFormat</text:span></text:p>
            <text:p text:style-name="P4"><text:span text:style-name="T2"/></text:p>
          </draw:text-box>
        </draw:frame>
        <draw:line draw:style-name="gr2" draw:text-style-name="P3" draw:layer="layout" svg:x1="15.24cm" svg:y1="15.24cm" svg:x2="0.635cm" svg:y2="15.24cm">
          <text:p text:style-name="P4"/>
        </draw:line>
        <draw:custom-shape draw:style-name="gr1" draw:text-style-name="P2" draw:layer="layout" svg:width="14.605cm" svg:height="0.635cm" svg:x="0.635cm" svg:y="1.905cm">
          <text:p text:style-name="P1"><text:span text:style-name="T1">TimeSpa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 text:style-name="P4"/>
        </draw:line>
        <draw:frame draw:style-name="gr4" draw:text-style-name="P5" draw:layer="layout" svg:width="6.35cm" svg:height="4.043cm" svg:x="0.599cm" svg:y="3.533cm">
          <draw:text-box>
            <text:p text:style-name="P4"><text:span text:style-name="T2">fromCivilTime</text:span></text:p>
            <text:p text:style-name="P4"><text:span text:style-name="T2">fromDays</text:span></text:p>
            <text:p text:style-name="P4"><text:span text:style-name="T2">fromHours</text:span></text:p>
            <text:p text:style-name="P4"><text:span text:style-name="T2">fromLongTime</text:span></text:p>
            <text:p text:style-name="P4"><text:span text:style-name="T2">fromMicroseconds</text:span></text:p>
            <text:p text:style-name="P4"><text:span text:style-name="T2">fromMinutes</text:span></text:p>
            <text:p text:style-name="P4"><text:span text:style-name="T2">fromNormalTime</text:span></text:p>
            <text:p text:style-name="P4"><text:span text:style-name="T2">fromSeconds</text:span></text:p>
          </draw:text-box>
        </draw:frame>
        <draw:line draw:style-name="gr2" draw:text-style-name="P3" draw:layer="layout" svg:x1="0.635cm" svg:y1="7.62cm" svg:x2="5.715cm" svg:y2="7.62cm">
          <text:p text:style-name="P4"/>
        </draw:lin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frame draw:style-name="gr6" draw:text-style-name="P5" draw:layer="layout" svg:width="5.08cm" svg:height="6.413cm" svg:x="5.715cm" svg:y="8.192cm">
          <draw:text-box>
            <text:p text:style-name="P4"><text:span text:style-name="T2">hashcode</text:span></text:p>
            <text:p text:style-name="P4"><text:span text:style-name="T2">hours</text:span></text:p>
            <text:p text:style-name="P4"><text:span text:style-name="T2">init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seconds</text:span></text:p>
            <text:p text:style-name="P4"><text:span text:style-name="T2">sign</text:span></text:p>
            <text:p text:style-name="P4"><text:span text:style-name="T2">string</text:span></text:p>
            <text:p text:style-name="P4"><text:span text:style-name="T2">totalDays</text:span></text:p>
            <text:p text:style-name="P4"><text:span text:style-name="T2">totalHours</text:span></text:p>
            <text:p text:style-name="P4"><text:span text:style-name="T2">totalMicroseconds</text:span></text:p>
            <text:p text:style-name="P4"><text:span text:style-name="T2">totalMinutes</text:span></text:p>
            <text:p text:style-name="P4"><text:span text:style-name="T2">totalSeconds</text:span></text:p>
          </draw:text-box>
        </draw:frame>
        <draw:custom-shape draw:style-name="gr1" draw:text-style-name="P2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8.255cm" svg:x2="5.715cm" svg:y2="15.24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10-11T09:16:01</dc:date>
    <dc:language>en-US</dc:language>
    <meta:editing-cycles>14</meta:editing-cycles>
    <meta:editing-duration>PT2H8M2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